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732in" svg:height="6.1803in" svg:x="4.126in" svg:y="0.0732in">
            <draw:object draw:notify-on-update-of-ranges="Sheet1.A2:Sheet1.A72 Sheet1.B1:Sheet1.B1 Sheet1.B2:Sheet1.B72 Sheet1.C1:Sheet1.C1 Sheet1.C2:Sheet1.C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s Completed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date" office:date-value="2014-10-22" calcext:value-type="date">
            <text:p>10/22/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3" calcext:value-type="date">
            <text:p>10/23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4" calcext:value-type="date">
            <text:p>10/24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5" calcext:value-type="date">
            <text:p>10/25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6" calcext:value-type="date">
            <text:p>10/26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7" calcext:value-type="date">
            <text:p>10/27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8" calcext:value-type="date">
            <text:p>10/28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9" calcext:value-type="date">
            <text:p>10/29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30" calcext:value-type="date">
            <text:p>10/30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31" calcext:value-type="date">
            <text:p>10/31/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1" calcext:value-type="date">
            <text:p>11/01/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2" calcext:value-type="date">
            <text:p>11/02/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3" calcext:value-type="date">
            <text:p>11/03/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4" calcext:value-type="date">
            <text:p>11/04/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5" calcext:value-type="date">
            <text:p>11/05/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6" calcext:value-type="date">
            <text:p>11/06/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7" calcext:value-type="date">
            <text:p>11/07/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1-08" calcext:value-type="date">
            <text:p>11/08/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1-09" calcext:value-type="date">
            <text:p>11/09/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1-10" calcext:value-type="date">
            <text:p>11/10/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1-11" calcext:value-type="date">
            <text:p>11/11/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1-12" calcext:value-type="date">
            <text:p>11/12/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1-13" calcext:value-type="date">
            <text:p>11/13/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1-14" calcext:value-type="date">
            <text:p>11/14/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1-15" calcext:value-type="date">
            <text:p>11/15/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1-16" calcext:value-type="date">
            <text:p>11/16/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17" calcext:value-type="date">
            <text:p>11/17/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18" calcext:value-type="date">
            <text:p>11/18/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19" calcext:value-type="date">
            <text:p>11/19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0" calcext:value-type="date">
            <text:p>11/20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1" calcext:value-type="date">
            <text:p>11/21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2" calcext:value-type="date">
            <text:p>11/22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3" calcext:value-type="date">
            <text:p>11/23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4" calcext:value-type="date">
            <text:p>11/24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5" calcext:value-type="date">
            <text:p>11/25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6" calcext:value-type="date">
            <text:p>11/26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7" calcext:value-type="date">
            <text:p>11/27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8" calcext:value-type="date">
            <text:p>11/28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29" calcext:value-type="date">
            <text:p>11/29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1-30" calcext:value-type="date">
            <text:p>11/30/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2-01" calcext:value-type="date">
            <text:p>12/01/1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02" calcext:value-type="date">
            <text:p>12/02/1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03" calcext:value-type="date">
            <text:p>12/03/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04" calcext:value-type="date">
            <text:p>12/04/1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05" calcext:value-type="date">
            <text:p>12/05/1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06" calcext:value-type="date">
            <text:p>12/06/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07" calcext:value-type="date">
            <text:p>12/07/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08" calcext:value-type="date">
            <text:p>12/08/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09" calcext:value-type="date">
            <text:p>12/09/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10" calcext:value-type="date">
            <text:p>12/10/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11" calcext:value-type="date">
            <text:p>12/11/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2-12" calcext:value-type="date">
            <text:p>12/12/14</text:p>
          </table:table-cell>
          <table:table-cell table:number-columns-repeated="2"/>
        </table:table-row>
        <table:table-row table:style-name="ro1">
          <table:table-cell office:value-type="date" office:date-value="2014-12-13" calcext:value-type="date">
            <text:p>12/13/14</text:p>
          </table:table-cell>
          <table:table-cell table:number-columns-repeated="2"/>
        </table:table-row>
        <table:table-row table:style-name="ro1">
          <table:table-cell office:value-type="date" office:date-value="2014-12-14" calcext:value-type="date">
            <text:p>12/14/14</text:p>
          </table:table-cell>
          <table:table-cell table:number-columns-repeated="2"/>
        </table:table-row>
        <table:table-row table:style-name="ro1">
          <table:table-cell office:value-type="date" office:date-value="2014-12-15" calcext:value-type="date">
            <text:p>12/15/14</text:p>
          </table:table-cell>
          <table:table-cell table:number-columns-repeated="2"/>
        </table:table-row>
        <table:table-row table:style-name="ro1">
          <table:table-cell office:value-type="date" office:date-value="2014-12-16" calcext:value-type="date">
            <text:p>12/16/14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12/17/14</text:p>
          </table:table-cell>
          <table:table-cell table:number-columns-repeated="2"/>
        </table:table-row>
        <table:table-row table:style-name="ro1">
          <table:table-cell office:value-type="date" office:date-value="2014-12-18" calcext:value-type="date">
            <text:p>12/18/14</text:p>
          </table:table-cell>
          <table:table-cell table:number-columns-repeated="2"/>
        </table:table-row>
        <table:table-row table:style-name="ro1">
          <table:table-cell office:value-type="date" office:date-value="2014-12-19" calcext:value-type="date">
            <text:p>12/19/14</text:p>
          </table:table-cell>
          <table:table-cell table:number-columns-repeated="2"/>
        </table:table-row>
        <table:table-row table:style-name="ro1">
          <table:table-cell office:value-type="date" office:date-value="2014-12-20" calcext:value-type="date">
            <text:p>12/20/14</text:p>
          </table:table-cell>
          <table:table-cell table:number-columns-repeated="2"/>
        </table:table-row>
        <table:table-row table:style-name="ro1">
          <table:table-cell office:value-type="date" office:date-value="2014-12-21" calcext:value-type="date">
            <text:p>12/21/14</text:p>
          </table:table-cell>
          <table:table-cell table:number-columns-repeated="2"/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table:number-columns-repeated="2"/>
        </table:table-row>
        <table:table-row table:style-name="ro1">
          <table:table-cell office:value-type="date" office:date-value="2014-12-23" calcext:value-type="date">
            <text:p>12/23/14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12/24/14</text:p>
          </table:table-cell>
          <table:table-cell table:number-columns-repeated="2"/>
        </table:table-row>
        <table:table-row table:style-name="ro1">
          <table:table-cell office:value-type="date" office:date-value="2014-12-25" calcext:value-type="date">
            <text:p>12/25/14</text:p>
          </table:table-cell>
          <table:table-cell table:number-columns-repeated="2"/>
        </table:table-row>
        <table:table-row table:style-name="ro1">
          <table:table-cell office:value-type="date" office:date-value="2014-12-26" calcext:value-type="date">
            <text:p>12/26/14</text:p>
          </table:table-cell>
          <table:table-cell table:number-columns-repeated="2"/>
        </table:table-row>
        <table:table-row table:style-name="ro1">
          <table:table-cell office:value-type="date" office:date-value="2014-12-27" calcext:value-type="date">
            <text:p>12/27/14</text:p>
          </table:table-cell>
          <table:table-cell table:number-columns-repeated="2"/>
        </table:table-row>
        <table:table-row table:style-name="ro1">
          <table:table-cell office:value-type="date" office:date-value="2014-12-28" calcext:value-type="date">
            <text:p>12/28/14</text:p>
          </table:table-cell>
          <table:table-cell table:number-columns-repeated="2"/>
        </table:table-row>
        <table:table-row table:style-name="ro1">
          <table:table-cell office:value-type="date" office:date-value="2014-12-29" calcext:value-type="date">
            <text:p>12/29/14</text:p>
          </table:table-cell>
          <table:table-cell table:number-columns-repeated="2"/>
        </table:table-row>
        <table:table-row table:style-name="ro1">
          <table:table-cell office:value-type="date" office:date-value="2014-12-30" calcext:value-type="date">
            <text:p>12/30/14</text:p>
          </table:table-cell>
          <table:table-cell table:number-columns-repeated="2"/>
        </table:table-row>
        <table:table-row table:style-name="ro1">
          <table:table-cell office:value-type="date" office:date-value="2014-12-31" calcext:value-type="date">
            <text:p>12/31/14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01:08:51.169332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8:31:22.189000000</meta:creation-date>
    <dc:date>2014-12-11T01:13:03.732544399</dc:date>
    <meta:editing-duration>PT11M49S</meta:editing-duration>
    <meta:editing-cycles>5</meta:editing-cycles>
    <meta:generator>LibreOffice/4.2.7.2$Linux_X86_64 LibreOffice_project/420m0$Build-2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87cm" svg:height="15.699cm" xlink:href=".." xlink:type="simple" chart:class="chart:line" chart:style-name="ch1">
        <chart:title svg:x="9.204cm" svg:y="0.449cm" chart:style-name="ch2">
          <text:p>Classroom Hero Site Burnup Chart </text:p>
        </chart:title>
        <chart:legend chart:legend-position="end" svg:x="21.597cm" svg:y="7.301cm" style:legend-expansion="high" chart:style-name="ch3"/>
        <chart:plot-area chart:style-name="ch4" table:cell-range-address="Sheet1.A2:Sheet1.C72 Sheet1.B1:Sheet1.C1" chart:data-source-has-labels="both" svg:x="1.522cm" svg:y="1.567cm" svg:width="19.564cm" svg:height="12.838cm">
          <chartooo:coordinate-region svg:x="2.143cm" svg:y="1.766cm" svg:width="18.41cm" svg:height="11.992cm"/>
          <chart:axis chart:dimension="x" chart:name="primary-x" chart:style-name="ch5" chartooo:axis-type="auto">
            <chartooo:date-scale/>
            <chart:title svg:x="10.903cm" svg:y="14.718cm" chart:style-name="ch6">
              <text:p>Date</text:p>
            </chart:title>
            <chart:categories table:cell-range-address="Sheet1.A2:Sheet1.A72"/>
          </chart:axis>
          <chart:axis chart:dimension="y" chart:name="primary-y" chart:style-name="ch7">
            <chart:title svg:x="0.451cm" svg:y="8.44cm" chart:style-name="ch8">
              <text:p>Tasks</text:p>
            </chart:title>
            <chart:grid chart:style-name="ch9" chart:class="major"/>
          </chart:axis>
          <chart:series chart:style-name="ch10" chart:values-cell-range-address="Sheet1.B2:Sheet1.B72" chart:label-cell-address="Sheet1.B1:Sheet1.B1" chart:class="chart:line">
            <chart:data-point chart:repeated="71"/>
          </chart:series>
          <chart:series chart:style-name="ch11" chart:values-cell-range-address="Sheet1.C2:Sheet1.C72" chart:label-cell-address="Sheet1.C1:Sheet1.C1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 Completed</text:p>
                <draw:g>
                  <svg:desc>Sheet1.B1:Sheet1.B1</svg:desc>
                </draw:g>
              </table:table-cell>
              <table:table-cell office:value-type="string">
                <text:p>To Be Do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1934">
                <text:p>41930</text:p>
                <draw:g>
                  <svg:desc>Sheet1.A2:Sheet1.A72</svg:desc>
                </draw:g>
              </table:table-cell>
              <table:table-cell office:value-type="float" office:value="0">
                <text:p>0</text:p>
                <draw:g>
                  <svg:desc>Sheet1.B2:Sheet1.B72</svg:desc>
                </draw:g>
              </table:table-cell>
              <table:table-cell office:value-type="float" office:value="17">
                <text:p>17</text:p>
                <draw:g>
                  <svg:desc>Sheet1.C2:Sheet1.C72</svg:desc>
                </draw:g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75">
                <text:p>4198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76">
                <text:p>41980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77">
                <text:p>4198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78">
                <text:p>4198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79">
                <text:p>4198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81">
                <text:p>4198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82">
                <text:p>4198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83">
                <text:p>41980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85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6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7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8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9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1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2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3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4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5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6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7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8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9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1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2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3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4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